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8000003E8EF836C15.tif" manifest:media-type="image/tiff"/>
  <manifest:file-entry manifest:full-path="Pictures/1000000000000320000002BCE37B612A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FreeSerif1" fo:font-size="20pt" style:font-size-asian="18pt" style:font-size-complex="18pt"/>
    </style:style>
    <style:style style:name="P3" style:family="paragraph">
      <style:text-properties style:font-name="FreeSerif1" fo:font-size="20pt" fo:font-style="normal" style:font-size-asian="18pt" style:font-style-asian="normal" style:font-size-complex="18pt" style:font-style-complex="normal"/>
    </style:style>
    <style:style style:name="P4" style:family="paragraph">
      <style:text-properties fo:font-size="26pt" fo:font-weight="bold" style:font-size-asian="18pt" style:font-weight-asian="bold" style:font-size-complex="18pt" style:font-weight-complex="bold"/>
    </style:style>
    <style:style style:name="P5" style:family="paragraph">
      <style:text-properties style:font-name="FreeSerif1" fo:font-size="26pt" fo:font-weight="bold" style:font-size-asian="18pt" style:font-weight-asian="bold" style:font-size-complex="18pt" style:font-weight-complex="bold"/>
    </style:style>
    <style:style style:name="T1" style:family="text">
      <style:text-properties style:font-name="FreeSerif1" fo:font-size="20pt" fo:font-style="italic" style:font-size-asian="18pt" style:font-style-asian="italic" style:font-size-complex="18pt" style:font-style-complex="italic"/>
    </style:style>
    <style:style style:name="T2" style:family="text">
      <style:text-properties style:font-name="FreeSerif1" fo:font-size="20pt" fo:font-style="normal" style:font-size-asian="18pt" style:font-style-asian="normal" style:font-size-complex="18pt" style:font-style-complex="normal"/>
    </style:style>
    <style:style style:name="T3" style:family="text">
      <style:text-properties style:font-name="FreeSerif1" fo:font-weight="bold" style:font-weight-asian="bold" style:font-weight-complex="bold"/>
    </style:style>
    <style:style style:name="T4" style:family="text">
      <style:text-properties style:font-name="FreeSerif1"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11.1cm" svg:x="0.355cm" svg:y="9.517cm">
          <draw:image xlink:href="Pictures/1000000000000320000002BCE37B612A.tif" xlink:type="simple" xlink:show="embed" xlink:actuate="onLoad">
            <text:p/>
          </draw:image>
        </draw:frame>
        <draw:frame draw:style-name="gr1" draw:text-style-name="P1" draw:layer="layout" svg:width="13.235cm" svg:height="10.579cm" svg:x="14.208cm" svg:y="9.471cm">
          <draw:image xlink:href="Pictures/1000000000000578000003E8EF836C15.tif" xlink:type="simple" xlink:show="embed" xlink:actuate="onLoad">
            <text:p/>
          </draw:image>
        </draw:frame>
        <draw:custom-shape draw:style-name="gr2" draw:text-style-name="P1" draw:layer="layout" svg:width="4.291cm" svg:height="11.303cm" svg:x="14.335cm" svg:y="8.23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989cm" svg:height="1.034cm" svg:x="13.573cm" svg:y="9.915cm">
          <draw:text-box>
            <text:p><text:span text:style-name="T1">B. fragilis </text:span><text:span text:style-name="T2">group</text:span></text:p>
          </draw:text-box>
        </draw:frame>
        <draw:frame draw:style-name="gr3" draw:text-style-name="P2" draw:layer="layout" svg:width="4.134cm" svg:height="1.034cm" svg:x="14.475cm" svg:y="11.517cm">
          <draw:text-box>
            <text:p><text:span text:style-name="T1">Dialister </text:span><text:span text:style-name="T2">spp.</text:span></text:p>
          </draw:text-box>
        </draw:frame>
        <draw:frame draw:style-name="gr3" draw:text-style-name="P2" draw:layer="layout" svg:width="5.527cm" svg:height="1.034cm" svg:x="12.962cm" svg:y="13.067cm">
          <draw:text-box>
            <text:p><text:span text:style-name="T1">P. melaninogenica</text:span></text:p>
          </draw:text-box>
        </draw:frame>
        <draw:frame draw:style-name="gr3" draw:text-style-name="P2" draw:layer="layout" svg:width="2.784cm" svg:height="1.034cm" svg:x="15.67cm" svg:y="14.616cm">
          <draw:text-box>
            <text:p><text:span text:style-name="T1">P. oralis</text:span></text:p>
          </draw:text-box>
        </draw:frame>
        <draw:frame draw:style-name="gr3" draw:text-style-name="P3" draw:layer="layout" svg:width="1.696cm" svg:height="1.034cm" svg:x="16.868cm" svg:y="16.118cm">
          <draw:text-box>
            <text:p><text:span text:style-name="T2">UCI</text:span></text:p>
          </draw:text-box>
        </draw:frame>
        <draw:frame draw:style-name="gr3" draw:text-style-name="P3" draw:layer="layout" svg:width="1.929cm" svg:height="1.034cm" svg:x="16.668cm" svg:y="17.718cm">
          <draw:text-box>
            <text:p><text:span text:style-name="T2">UCII</text:span></text:p>
          </draw:text-box>
        </draw:frame>
        <draw:custom-shape draw:style-name="gr2" draw:text-style-name="P1" draw:layer="layout" svg:width="11.022cm" svg:height="1.778cm" svg:x="16.464cm" svg:y="19.22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57cm" svg:height="1.034cm" svg:x="21.968cm" svg:y="19.718cm">
          <draw:text-box>
            <text:p><text:span text:style-name="T2">Mixing (%)</text:span></text:p>
          </draw:text-box>
        </draw:frame>
        <draw:custom-shape draw:style-name="gr2" draw:text-style-name="P1" draw:layer="layout" svg:width="11.022cm" svg:height="1.778cm" svg:x="2.264cm" svg:y="19.22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638cm" svg:height="1.034cm" svg:x="5.569cm" svg:y="19.818cm">
          <draw:text-box>
            <text:p><text:span text:style-name="T2">Frequency (%)</text:span></text:p>
          </draw:text-box>
        </draw:frame>
        <draw:frame draw:style-name="gr3" draw:text-style-name="P3" draw:layer="layout" svg:width="0.858cm" svg:height="1.034cm" svg:x="2.67cm" svg:y="19.018cm">
          <draw:text-box>
            <text:p><text:span text:style-name="T2">0</text:span></text:p>
          </draw:text-box>
        </draw:frame>
        <draw:frame draw:style-name="gr3" draw:text-style-name="P3" draw:layer="layout" svg:width="1.213cm" svg:height="1.034cm" svg:x="7.07cm" svg:y="19.118cm">
          <draw:text-box>
            <text:p><text:span text:style-name="T2">50</text:span></text:p>
          </draw:text-box>
        </draw:frame>
        <draw:frame draw:style-name="gr3" draw:text-style-name="P3" draw:layer="layout" svg:width="1.213cm" svg:height="1.034cm" svg:x="4.77cm" svg:y="19.118cm">
          <draw:text-box>
            <text:p><text:span text:style-name="T2">25</text:span></text:p>
          </draw:text-box>
        </draw:frame>
        <draw:frame draw:style-name="gr3" draw:text-style-name="P3" draw:layer="layout" svg:width="1.213cm" svg:height="1.034cm" svg:x="9.371cm" svg:y="19.018cm">
          <draw:text-box>
            <text:p><text:span text:style-name="T2">75</text:span></text:p>
          </draw:text-box>
        </draw:frame>
        <draw:frame draw:style-name="gr3" draw:text-style-name="P3" draw:layer="layout" svg:width="1.569cm" svg:height="1.034cm" svg:x="11.572cm" svg:y="19.018cm">
          <draw:text-box>
            <text:p><text:span text:style-name="T2">100</text:span></text:p>
          </draw:text-box>
        </draw:frame>
        <draw:frame draw:style-name="gr3" draw:text-style-name="P3" draw:layer="layout" svg:width="0.858cm" svg:height="1.034cm" svg:x="18.67cm" svg:y="19.018cm">
          <draw:text-box>
            <text:p><text:span text:style-name="T2">0</text:span></text:p>
          </draw:text-box>
        </draw:frame>
        <draw:frame draw:style-name="gr3" draw:text-style-name="P3" draw:layer="layout" svg:width="1.213cm" svg:height="1.034cm" svg:x="21.87cm" svg:y="19.018cm">
          <draw:text-box>
            <text:p><text:span text:style-name="T2">20</text:span></text:p>
          </draw:text-box>
        </draw:frame>
        <draw:frame draw:style-name="gr3" draw:text-style-name="P3" draw:layer="layout" svg:width="1.213cm" svg:height="1.034cm" svg:x="25.271cm" svg:y="19.018cm">
          <draw:text-box>
            <text:p><text:span text:style-name="T2">40</text:span></text:p>
          </draw:text-box>
        </draw:frame>
        <draw:custom-shape draw:style-name="gr2" draw:text-style-name="P1" draw:layer="layout" svg:width="2.132cm" svg:height="12.443cm" svg:x="0.365cm" svg:y="7.32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58cm" svg:height="1.034cm" svg:x="1.77cm" svg:y="18.118cm">
          <draw:text-box>
            <text:p><text:span text:style-name="T2">0</text:span></text:p>
          </draw:text-box>
        </draw:frame>
        <draw:frame draw:style-name="gr3" draw:text-style-name="P3" draw:layer="layout" svg:width="1.213cm" svg:height="1.034cm" svg:x="1.47cm" svg:y="16.018cm">
          <draw:text-box>
            <text:p><text:span text:style-name="T2">25</text:span></text:p>
          </draw:text-box>
        </draw:frame>
        <draw:frame draw:style-name="gr3" draw:text-style-name="P3" draw:layer="layout" svg:width="1.213cm" svg:height="1.034cm" svg:x="1.471cm" svg:y="13.818cm">
          <draw:text-box>
            <text:p><text:span text:style-name="T2">50</text:span></text:p>
          </draw:text-box>
        </draw:frame>
        <draw:frame draw:style-name="gr3" draw:text-style-name="P3" draw:layer="layout" svg:width="1.213cm" svg:height="1.034cm" svg:x="1.472cm" svg:y="11.718cm">
          <draw:text-box>
            <text:p><text:span text:style-name="T2">75</text:span></text:p>
          </draw:text-box>
        </draw:frame>
        <draw:frame draw:style-name="gr3" draw:text-style-name="P3" draw:layer="layout" svg:width="1.569cm" svg:height="1.034cm" svg:x="1.073cm" svg:y="9.618cm">
          <draw:text-box>
            <text:p><text:span text:style-name="T2">100</text:span></text:p>
          </draw:text-box>
        </draw:frame>
        <draw:frame draw:style-name="gr3" draw:text-style-name="P3" draw:layer="layout" svg:width="4.024cm" svg:height="1.034cm" draw:transform="rotate (1.5707963267949) translate (0.295cm 16.251cm)">
          <draw:text-box>
            <text:p><text:span text:style-name="T2">Stability (%)</text:span></text:p>
          </draw:text-box>
        </draw:frame>
        <draw:frame draw:style-name="gr3" draw:text-style-name="P5" draw:layer="layout" svg:width="0.963cm" svg:height="1.267cm" svg:x="2.594cm" svg:y="9.721cm">
          <draw:text-box>
            <text:p text:style-name="P4"><text:span text:style-name="T3">a</text:span></text:p>
          </draw:text-box>
        </draw:frame>
        <draw:frame draw:style-name="gr3" draw:text-style-name="P5" draw:layer="layout" svg:width="1.002cm" svg:height="1.267cm" svg:x="18.594cm" svg:y="9.722cm">
          <draw:text-box>
            <text:p text:style-name="P4"><text:span text:style-name="T4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0-29T12:25:13</meta:creation-date>
    <dc:date>2014-05-27T18:42:59.527014854</dc:date>
    <meta:editing-duration>PT28M53S</meta:editing-duration>
    <meta:editing-cycles>29</meta:editing-cycles>
    <meta:generator>LibreOffice/4.2.3.3$Linux_X86_64 LibreOffice_project/420m0$Build-3</meta:generator>
    <meta:document-statistic meta:object-count="30"/>
  </office:meta>
</office:document-meta>
</file>